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2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1-01" calcext:value-type="date">
            <text:p>01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12/01-12/31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12/01-12/31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2-14T15:53:52.899522017</dc:date>
    <meta:editing-duration>PT2H52M10S</meta:editing-duration>
    <meta:editing-cycles>60</meta:editing-cycles>
    <meta:generator>LibreOffice/7.4.7.2$Linux_AARCH64 LibreOffice_project/40$Build-2</meta:generator>
    <meta:document-statistic meta:table-count="1" meta:cell-count="36" meta:object-count="1"/>
  </office:meta>
</office:document-meta>
</file>